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.999cm" style:rel-width="100%" table:align="center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 text:is-list-header="true">Normalizando uma tabela de CEPs </text:h>
      <text:p text:style-name="Text_20_body">Cenário atual:<text:line-break/><text:line-break/>Aproveitando o modelo de pessoa, vamos normalizar uma tabela de CEPs.<text:line-break/><text:line-break/>Tenho um arquivo CSV de ceps do tempo que os Correios distribiam gratuitamente em seu site, contendo<text:line-break/>633.401 registros.<text:line-break/>Agora vou usá-lo como exercício de normalização e tentar reaproveitar seus dados.<text:line-break/><text:line-break/>Esta tabela, ou melhor, após a normalização, serão algumas tabelas que poderão ser utilizadas<text:line-break/>num cadastro de pessoas.<text:line-break/><text:line-break/>su - postgres<text:line-break/><text:line-break/>psql<text:line-break/><text:line-break/>create database cep encoding 'latin1'; <text:line-break/>Latin1 é para compatibilizar com conteúdo da tabela ceps.<text:line-break/>Pois o recomendado atualmente é a codificação UNICODE. Em um banco com codificação<text:line-break/>latin1 (iso-8859-1) tente representar por exemplo, o símbolo do euro (€).<text:line-break/>Não consegue, pois é outra codificação, portanto sempre que possível devemos usar UTF-8.<text:line-break/><text:line-break/>Para comprovar crie essa tabela, num banco em latin1:<text:line-break/>create table codificacao(c char(1))<text:line-break/><text:line-break/>Tente inserir este registro:<text:line-break/>insert into codificacao values ('€')<text:line-break/><text:line-break/>E receberá a mensagem:<text:line-break/>ERRO:  caracter 0xe282ac da codificação "UTF8" nÃ£o tem equivalente em "LATIN1"<text:line-break/><text:line-break/><text:line-break/>Tabela de CEPs original:<text:line-break/><text:line-break/>create table ceps <text:line-break/>(<text:line-break/>    cep char(8), <text:line-break/>    tipo char(72), <text:line-break/>    logradouro char(70),<text:line-break/>    bairro char(72),<text:line-break/>    municipio char(60), <text:line-break/>    uf char(2)<text:line-break/>);<text:line-break/><text:line-break/>Importar dados (script em: http://pg.ribafs.net/down/scripts//cep.sql.zip)<text:line-break/>\copy ceps from /home/ribafs/cep_brasil.csv<text:line-break/><text:line-break/><text:line-break/>Adicionar PK<text:line-break/><text:soft-page-break/>alter table ceps add constraint cep_pk primary key(cep);<text:line-break/><text:line-break/><text:line-break/>Tabela municipios<text:line-break/><text:line-break/>create sequence municipio_seq;<text:line-break/>create table municipios as select distinct(municipio), uf from ceps order by uf;<text:line-break/>alter table municipios rename column municipio to descricao;<text:line-break/>alter table municipios add column municipio int;<text:line-break/>update municipios set municipio=nextval('municipio_seq');<text:line-break/>alter table municipios add constraint municipio_pk primary key(municipio);<text:line-break/>alter table municipios add constraint municipio_unk unique(descricao);<text:line-break/><text:line-break/>municipios(descricao, uf, municipio)<text:line-break/><text:line-break/><text:line-break/>Tabela bairros<text:line-break/><text:line-break/>create sequence bairro_seq;<text:line-break/>create table bairros as select distinct(bairro) from ceps order by bairro;<text:line-break/>alter table bairros rename column bairro to descricao;<text:line-break/>alter table bairros add column bairro int;<text:line-break/>update bairros set bairro=nextval('bairro_seq');<text:line-break/>alter table bairros add constraint bairro_pk primary key(bairro);<text:line-break/>alter table bairros add constraint bairro_unk unique(descricao);<text:line-break/><text:line-break/>bairros(descricao, bairro)<text:line-break/><text:line-break/><text:line-break/>Tabela logradouros<text:line-break/><text:line-break/>create sequence logradouro_seq;<text:line-break/>create table logradouros as select distinct(logradouro) from ceps order by logradouro;<text:line-break/>alter table logradouros rename column logradouro to descricao;<text:line-break/>alter table logradouros add column logradouro int;<text:line-break/>update logradouros set logradouro=nextval('logradouro_seq');<text:line-break/>alter table logradouros add constraint logradouro_pk primary key(logradouro);<text:line-break/>alter table logradouros add constraint logradouro_unk unique(descricao);<text:line-break/><text:line-break/>logradouros(descricao, logradouro)<text:line-break/><text:line-break/><text:line-break/>Tabela tipos<text:line-break/><text:line-break/>create sequence tipo_seq;<text:line-break/>create table tipos as select distinct(tipo) from ceps order by tipo;<text:line-break/>alter table tipos rename column tipo to descricao;<text:line-break/>alter table tipos add column tipo int;<text:line-break/>update tipos set tipo=nextval('tipo_seq');<text:line-break/>alter table tipos add constraint tipo_pk primary key(tipo);<text:line-break/>alter table tipos add constraint tipo_unk unique(descricao);<text:line-break/><text:line-break/><text:soft-page-break/>tipos(descricao, tipo)<text:line-break/><text:line-break/><text:line-break/>Tabela ceps normalizada<text:line-break/><text:line-break/>create table cepsn<text:line-break/>(<text:line-break/>    cep char(8) not null,<text:line-break/>    tipo int, <text:line-break/>    logradouro int,<text:line-break/>    bairro int,<text:line-break/>    municipio int,<text:line-break/>    primary key(cep, logradour), <text:line-break/>    constraint tipo_fk foreign key (tipo) references tipos(tipo),<text:line-break/>    constraint logradouro_fk foreign key (logradouro) references logradouros(logradouro),<text:line-break/>    constraint bairro_fk foreign key (bairro) references bairros(bairro),<text:line-break/>    constraint municipio_fk foreign key (municipio) references municipios(municipio)<text:line-break/>);<text:line-break/><text:line-break/>-- Como atualmente podem existir mais de um CEP por logradouro, então CEP não pode ser a PK, <text:line-break/>-- portanto teremos uma chave natural formada pelo CEP e pelo logradouro<text:line-break/><text:line-break/>Criar assim:<text:line-break/><text:line-break/>create table cepsn as select distinct(cep) from ceps<text:line-break/>alter table cepsn add column tipo int;<text:line-break/>alter table cepsn add column logradouro int;<text:line-break/>alter table cepsn add column bairro int;<text:line-break/>alter table cepsn add column municipio int;<text:line-break/>alter table cepsn add constraint tipo_fk foreign key (tipo) references tipos(tipo);<text:line-break/>alter table cepsn add constraint logradouro_fk foreign key (logradouro) references logradouros(logradouro);<text:line-break/>alter table cepsn add constraint bairro_fk foreign key (bairro) references bairros(bairro);<text:line-break/>alter table cepsn add constraint municipio_fk foreign key (municipio) references municipios(municipio);<text:line-break/><text:line-break/><text:line-break/>Agora vamos popular a tabela cepsn com os registros da tabela ceps.<text:line-break/>Veja que não é somente importar todos os tipos da tabela tipos para o campo tipo de cepsn.<text:line-break/>Temos que trazer os tipos corretos de todos os 644 mil registros. Cada um com seu tipo correspondente.<text:line-break/>Postanto não será uma tarefa simples nem direta. Exigirá um pouco de conhecimento da linguagem SQL.<text:line-break/><text:line-break/>Quando não temos ceerteza se a nossa consulta é coerente e que poderá demorar muito, então ajuda muito<text:line-break/>consultar o PostgreSQL como ele faria essa consulta.<text:line-break/>Execute a consulta com o EXPLAIN que ele vai dar uma dica, em espacial os valores do custo final e rows.<text:line-break/><text:line-break/>CEPs - 633401<text:line-break/>Tipos - 189<text:line-break/><text:soft-page-break/>Logradouros - 316499<text:line-break/>Bairros - 16766<text:line-break/>Municípios - 346<text:line-break/><text:line-break/>Atualizar tipo em cepsn com o valor tipo de tipos, mas correspondentes aos de ceps<text:line-break/><text:line-break/>Agora para receber os valores do campo tipo tenho que pensar assim:<text:line-break/>tomar de cepsn o cep e testar se igual ao cep de ceps<text:line-break/>Ainda pegar neste cep o valor do tipo em ceps e testar se é igual ao valor da descricao em tipos.<text:line-break/>Então trazer o resultado. A consulta abaixo faz isso:<text:line-break/><text:line-break/>update cepsn cn set tipo = (select t.tipo from ceps c,tipos t where cn.cep = c.cep and c.tipo = t.descricao);<text:line-break/><text:line-break/>update cepsn cn set logradouro = (select l.logradouro from ceps c,logradouros l where cn.cep = c.cep and c.logradouro = l.descricao);<text:line-break/>    Esta demora exageradamente.<text:line-break/><text:line-break/>Usei apenas:<text:line-break/>update cepsn cn set logradouro = (select l.logradouro from ceps c,logradouros l where cn.cep = c.cep <text:line-break/>    and c.logradouro = l.descricao and l.logradouro &gt;= 305372 and l.logradouro &lt;=305375);<text:line-break/><text:line-break/>Custo total: 10.609.291,16 Tempo: 41.419 ms<text:line-break/><text:line-break/>update cepsn cn set bairro = (select b.bairro from ceps c,bairros b where cn.cep = c.cep and c.bairro = b.descricao);<text:line-break/>Usei somente:<text:line-break/>update cepsn cn set bairro = (select b.bairro from ceps c,bairros b where cn.cep = c.cep and c.bairro = b.descricao<text:line-break/>    and b.bairro &lt; 9110 and b.bairro &gt;9101);<text:line-break/><text:line-break/>update cepsn cn set municipio = (select m.municipio from ceps c,municipios m where cn.cep = c.cep and c.municipio = m.descricao);<text:line-break/>Usei somente:<text:line-break/>update cepsn cn set municipio = (select m.municipio from ceps c,municipios m where cn.cep = c.cep <text:line-break/>    and c.municipio = m.descricao and m.uf='CE');<text:line-break/><text:line-break/>Obs.: só para ter uma idéia, o tempo desta consulta foi de 133.330ms e o curto total acusado pelo Explain era de 14.417.399.32 e <text:line-break/>rows 633401 (total)<text:line-break/><text:line-break/>Agora, finalmente uma consulta de CEP na tabela normalizada<text:line-break/>select cep, t.descricao, l.descricao, b.descricao, m.descricao, m.uf from cepsn c, tipos t, <text:line-break/>    logradouros l, bairros b, municipios m where c.cep='60420440' and t.tipo=c.tipo and l.logradouro=c.logradouro<text:line-break/>    and b.bairro=c.bairro and m.municipio=c.municipio;<text:line-break/><text:line-break/>Alterei a tabela cepsn adicionando índice único nos campos: tipo, bairro, logradouro e municipio:<text:line-break/>CREATE UNIQUE INDEX unq_tipo ON pepsn (tipo);<text:line-break/><text:line-break/><text:soft-page-break/>Consultas úteis:<text:line-break/>select * from municipios group by uf,municipio,descricao having count(municipio) = 1 order by uf,descricao;<text:line-break/>select count(municipio) from municipios group by uf having count(municipio)&gt;1 and uf='CE';<text:line-break/><text:line-break/>Cuidado com operadores boolean:<text:line-break/>select * from municipios where uf='SP' and uf='DF' order by descricao;  -- Nada retorna<text:line-break/>select * from municipios where uf='SP' or uf='DF' order by descricao; -- esta retorna</text:p>
      <text:p text:style-name="Standard"/>
      <text:p text:style-name="Standard"/>
      <text:p text:style-name="Standard"/>
      <text:h text:style-name="P4" text:outline-level="1" text:is-list-header="true">Modelando Bancos de Dados</text:h>
      <text:p text:style-name="Text_20_body"> Estou iniciando uma coleção de modelos free, que oferecem os diagramas e também os scripts de alguns bancos de dados comuns. Pois ao efetuar uma boa busca na Internet não consegui encontrar algo parecido. Encontrei um ótimo site, com bons diagramas (<text:a xlink:type="simple" xlink:href="http://www.databaseanswers.org/data_models/index.htm" office:target-frame-name="_blank" xlink:show="new">http://www.databaseanswers.org/data_models/index.htm</text:a> ) <text:line-break/>e agora estou com a intenção de gerar os scripts para alguns diagramas e em especial com foco em detalhes da nossa realidade brasileira.<text:line-break/><text:line-break/>Já elaborei modelos de dois bancos: <text:line-break/>controle de estoque e vídeo locadora, <text:line-break/>com os diagramas e respectivos scripts. Os scripts foram testados no PostgreSQL mas devem rodar em qualquer SGBD, já que usam apenas SQL padrão.<text:line-break/><text:line-break/>Na lista de PostgreSQL (pgbr-geral) estamos discutindo sobre os mesmos no intuito de melhorá-los. Traga sua sugestão e outros modelos que queira compartilhar. Deixe comentários na seção projetos do site:<text:line-break/><text:a xlink:type="simple" xlink:href="http://localhost/pg/content/view/15/34/" office:target-frame-name="_blank" xlink:show="new">http://pg.ribafs.net/content/view/15/34/</text:a> <text:line-break/><text:line-break/>Torne-se um colaborador enviando artigos para o site: http://pg.ribafs.net (basta entrar em contato).<text:line-break/><text:line-break/>Participe da lista de discussão do PostgreSQL:<text:line-break/><text:a xlink:type="simple" xlink:href="https://listas.postgresql.org.br/cgi-bin/mailman/listinfo/pgbr-geral" office:target-frame-name="_blank" xlink:show="new">https://listas.postgresql.org.br/cgi-bin/mailman/listinfo/pgbr-geral</text:a> <text:line-break/><text:line-break/>Elaborar um projeto, por pequeno que seja, mesmo riscando algo no papel antes de começar de fato é algo que ajuda muito quando se cria um aplicativo, quando se cria um banco de dados e mesmo em muitas outras áreas.<text:line-break/><text:line-break/>A modelagem de bancos de dados é uma etapa que evita retrabalho na criação de bancos de dados e juntamente com outros conhecimentos da teoria dos bancos de dados, normalização, integridade referencial e outros ajuda a criar bancos robustos.<text:line-break/><text:line-break/>Controle de Estoque:<text:line-break/><text:a xlink:type="simple" xlink:href="http://localhost/pg/down/projeto//modelos_free/controle_estoque.jpg" office:target-frame-name="_blank" xlink:show="new">http://pg.ribafs.net/down/projeto//modelos_free/controle_estoque.jpg</text:a> <text:line-break/><text:a xlink:type="simple" xlink:href="http://localhost/pg/down/projeto//modelos_free/controle_estoque.sql" office:target-frame-name="_blank" xlink:show="new">http://pg.ribafs.net/down/projeto//modelos_free/controle_estoque.sql</text:a> <text:line-break/><text:line-break/>Vídeo Locadora:<text:line-break/><text:a xlink:type="simple" xlink:href="http://localhost/pg/down/projeto//modelos_free/video_locadora.jpg" office:target-frame-name="_blank" xlink:show="new">http://pg.ribafs.net/down/projeto//modelos_free/video_locadora.jpg</text:a> <text:line-break/><text:a xlink:type="simple" xlink:href="http://localhost/pg/down/projeto//modelos_free/video_locadora.sql" office:target-frame-name="_blank" xlink:show="new">http://pg.ribafs.net/down/projeto//modelos_free/video_locadora.sql</text:a> </text:p>
      <text:section text:style-name="Sect1" text:name="comment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2"/>
            </table:table-cell>
          </table:table-row>
        </table:table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Linux OpenOffice.org_project/300m15$Build-9379</meta:generator>
    <meta:creation-date>2009-02-02T18:33:29</meta:creation-date>
    <dc:date>2009-05-27T11:04:50</dc:date>
    <meta:editing-cycles>2</meta:editing-cycles>
    <meta:editing-duration>PT00H02M18S</meta:editing-duration>
    <meta:document-statistic meta:table-count="1" meta:image-count="0" meta:object-count="0" meta:page-count="6" meta:paragraph-count="4" meta:word-count="1330" meta:character-count="9686"/>
    <meta:user-defined meta:name="Informações 1"/>
    <meta:user-defined meta:name="Informações 2"/>
    <meta:user-defined meta:name="Informações 3"/>
    <meta:user-defined meta:name="Informações 4"/>
  </office:meta>
</office:document-meta>
</file>